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1738" officeooo:paragraph-rsid="00081738"/>
    </style:style>
    <style:style style:name="T1" style:family="text">
      <style:text-properties officeooo:rsid="00095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1:36:18.691428321</meta:creation-date>
    <dc:date>2019-10-22T21:39:56.130785334</dc:date>
    <meta:editing-duration>PT1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